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imes New Roman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3cm"/>
    </style:style>
    <style:style style:name="co2" style:family="table-column">
      <style:table-column-properties fo:break-before="auto" style:column-width="0.875cm"/>
    </style:style>
    <style:style style:name="co3" style:family="table-column">
      <style:table-column-properties fo:break-before="auto" style:column-width="1.651cm"/>
    </style:style>
    <style:style style:name="co4" style:family="table-column">
      <style:table-column-properties fo:break-before="auto" style:column-width="0.787cm"/>
    </style:style>
    <style:style style:name="co5" style:family="table-column">
      <style:table-column-properties fo:break-before="auto" style:column-width="1.173cm"/>
    </style:style>
    <style:style style:name="co6" style:family="table-column">
      <style:table-column-properties fo:break-before="auto" style:column-width="1.205cm"/>
    </style:style>
    <style:style style:name="co7" style:family="table-column">
      <style:table-column-properties fo:break-before="auto" style:column-width="4.001cm"/>
    </style:style>
    <style:style style:name="ro1" style:family="table-row">
      <style:table-row-properties style:row-height="0.594cm" fo:break-before="auto" style:use-optimal-row-height="false"/>
    </style:style>
    <style:style style:name="ro2" style:family="table-row">
      <style:table-row-properties style:row-height="0.427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number-columns-repeated="1009" table:default-cell-style-name="Default"/>
        <table:table-row table:style-name="ro1">
          <table:table-cell table:style-name="ce1" office:value-type="string">
            <text:p>CA</text:p>
          </table:table-cell>
          <table:table-cell/>
          <table:table-cell office:value-type="float" office:value="703">
            <text:p>703</text:p>
          </table:table-cell>
          <table:table-cell/>
          <table:table-cell office:value-type="string">
            <text:p>Q01---</text:p>
          </table:table-cell>
          <table:table-cell office:value-type="string">
            <text:p>[]</text:p>
          </table:table-cell>
          <table:table-cell office:value-type="float" office:value="2">
            <text:p>2</text:p>
          </table:table-cell>
          <table:table-cell/>
          <table:table-cell office:value-type="string">
            <text:p>Q02---</text:p>
          </table:table-cell>
          <table:table-cell office:value-type="string">
            <text:p>[]</text:p>
          </table:table-cell>
          <table:table-cell office:value-type="float" office:value="2">
            <text:p>2</text:p>
          </table:table-cell>
          <table:table-cell/>
          <table:table-cell office:value-type="string">
            <text:p>Q03---</text:p>
          </table:table-cell>
          <table:table-cell office:value-type="string">
            <text:p>[]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0001AC</text:p>
          </table:table-cell>
          <table:table-cell office:value-type="float" office:value="703">
            <text:p>703</text:p>
          </table:table-cell>
          <table:table-cell office:value-type="string">
            <text:p>22:51:48</text:p>
          </table:table-cell>
          <table:table-cell office:value-type="string">
            <text:p>Q01---</text:p>
          </table:table-cell>
          <table:table-cell office:value-type="string">
            <text:p>[]y</text:p>
          </table:table-cell>
          <table:table-cell office:value-type="float" office:value="2">
            <text:p>2</text:p>
          </table:table-cell>
          <table:table-cell office:value-type="string">
            <text:p>22:52:37</text:p>
          </table:table-cell>
          <table:table-cell office:value-type="string">
            <text:p>Q02---</text:p>
          </table:table-cell>
          <table:table-cell office:value-type="string">
            <text:p>[]y</text:p>
          </table:table-cell>
          <table:table-cell office:value-type="float" office:value="2">
            <text:p>2</text:p>
          </table:table-cell>
          <table:table-cell office:value-type="string">
            <text:p>23:23:5</text:p>
          </table:table-cell>
          <table:table-cell office:value-type="string">
            <text:p>Q03---</text:p>
          </table:table-cell>
          <table:table-cell office:value-type="string">
            <text:p>[]Ketinit(); //Setfiles(""); <text:s/>Addax(0); Listplot("1":[A:B:C:A]:[]); Circledata("1":[A:B:C]); <text:s/>Letter([A:"sw":"A":B:"se":"B":C:"n2":"C"]); <text:s/>Windispg(); </text:p>
          </table:table-cell>
          <table:table-cell office:value-type="float" office:value="2">
            <text:p>2</text:p>
          </table:table-cell>
          <table:table-cell/>
          <table:table-cell table:formula="of:=[.G2]+[.K2]+[.O2]" office:value-type="float" office:value="6">
            <text:p>6</text:p>
          </table:table-cell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string">
            <text:p>0005AH</text:p>
          </table:table-cell>
          <table:table-cell office:value-type="float" office:value="703">
            <text:p>703</text:p>
          </table:table-cell>
          <table:table-cell office:value-type="string">
            <text:p>11:31:51</text:p>
          </table:table-cell>
          <table:table-cell office:value-type="string">
            <text:p>Q01---</text:p>
          </table:table-cell>
          <table:table-cell office:value-type="string">
            <text:p>[]y</text:p>
          </table:table-cell>
          <table:table-cell office:value-type="float" office:value="2">
            <text:p>2</text:p>
          </table:table-cell>
          <table:table-cell office:value-type="string">
            <text:p>12:18:58</text:p>
          </table:table-cell>
          <table:table-cell office:value-type="string">
            <text:p>Q02---</text:p>
          </table:table-cell>
          <table:table-cell office:value-type="string">
            <text:p>[]s</text:p>
          </table:table-cell>
          <table:table-cell office:value-type="float" office:value="2">
            <text:p>2</text:p>
          </table:table-cell>
          <table:table-cell office:value-type="string">
            <text:p>12:33:18</text:p>
          </table:table-cell>
          <table:table-cell office:value-type="string">
            <text:p>Q03---</text:p>
          </table:table-cell>
          <table:table-cell office:value-type="string">
            <text:p>[]Ketinit(); <text:s/>Implicitplot("1":"x^2+y^2=1":"x=[-2:2]":"y=[-2:2]"); Listplot("1":[A:B:C:A]); Windispg(); <text:s/>//Help("List"); //Help("Option")</text:p>
          </table:table-cell>
          <table:table-cell office:value-type="float" office:value="2">
            <text:p>2</text:p>
          </table:table-cell>
          <table:table-cell/>
          <table:table-cell table:formula="of:=[.G3]+[.K3]+[.O3]" office:value-type="float" office:value="6">
            <text:p>6</text:p>
          </table:table-cell>
          <table:table-cell table:number-columns-repeated="1007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string">
            <text:p>0013AH</text:p>
          </table:table-cell>
          <table:table-cell office:value-type="float" office:value="703">
            <text:p>703</text:p>
          </table:table-cell>
          <table:table-cell office:value-type="string">
            <text:p>12:15:57</text:p>
          </table:table-cell>
          <table:table-cell office:value-type="string">
            <text:p>Q01---</text:p>
          </table:table-cell>
          <table:table-cell office:value-type="string">
            <text:p>[]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Q02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Q03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table:formula="of:=[.G4]+[.K4]+[.O4]" office:value-type="float" office:value="2">
            <text:p>2</text:p>
          </table:table-cell>
          <table:table-cell table:number-columns-repeated="1007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string">
            <text:p>0028AH</text:p>
          </table:table-cell>
          <table:table-cell office:value-type="float" office:value="703">
            <text:p>703</text:p>
          </table:table-cell>
          <table:table-cell office:value-type="string">
            <text:p>11:36:16</text:p>
          </table:table-cell>
          <table:table-cell office:value-type="string">
            <text:p>Q01---y</text:p>
          </table:table-cell>
          <table:table-cell office:value-type="string">
            <text:p>[]</text:p>
          </table:table-cell>
          <table:table-cell office:value-type="float" office:value="2">
            <text:p>2</text:p>
          </table:table-cell>
          <table:table-cell office:value-type="string">
            <text:p>12:37:10</text:p>
          </table:table-cell>
          <table:table-cell office:value-type="string">
            <text:p>Q02---y</text:p>
          </table:table-cell>
          <table:table-cell office:value-type="string">
            <text:p>[]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Q03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table:formula="of:=[.G5]+[.K5]+[.O5]" office:value-type="float" office:value="4">
            <text:p>4</text:p>
          </table:table-cell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string">
            <text:p>0034AH</text:p>
          </table:table-cell>
          <table:table-cell office:value-type="float" office:value="703">
            <text:p>703</text:p>
          </table:table-cell>
          <table:table-cell office:value-type="string">
            <text:p>11:33:12</text:p>
          </table:table-cell>
          <table:table-cell office:value-type="string">
            <text:p>Q01---</text:p>
          </table:table-cell>
          <table:table-cell office:value-type="string">
            <text:p>[]n</text:p>
          </table:table-cell>
          <table:table-cell office:value-type="float" office:value="2">
            <text:p>2</text:p>
          </table:table-cell>
          <table:table-cell office:value-type="string">
            <text:p>12:29:51</text:p>
          </table:table-cell>
          <table:table-cell office:value-type="string">
            <text:p>Q02---</text:p>
          </table:table-cell>
          <table:table-cell office:value-type="string">
            <text:p>[]y</text:p>
          </table:table-cell>
          <table:table-cell office:value-type="float" office:value="2">
            <text:p>2</text:p>
          </table:table-cell>
          <table:table-cell office:value-type="string">
            <text:p>12:29:7</text:p>
          </table:table-cell>
          <table:table-cell office:value-type="string">
            <text:p>Q03---</text:p>
          </table:table-cell>
          <table:table-cell office:value-type="string">
            <text:p>[]Ketinit(); <text:s/>Listplot("1":[A:B:D:C:A]:["dr:2"]); <text:s/>Windispg(); <text:s/>//Help("List"); //Help("Option")</text:p>
          </table:table-cell>
          <table:table-cell office:value-type="float" office:value="2">
            <text:p>2</text:p>
          </table:table-cell>
          <table:table-cell/>
          <table:table-cell table:formula="of:=[.G6]+[.K6]+[.O6]" office:value-type="float" office:value="6">
            <text:p>6</text:p>
          </table:table-cell>
          <table:table-cell table:number-columns-repeated="1007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string">
            <text:p>0047AH</text:p>
          </table:table-cell>
          <table:table-cell office:value-type="float" office:value="709">
            <text:p>709</text:p>
          </table:table-cell>
          <table:table-cell office:value-type="string">
            <text:p>20:26:9</text:p>
          </table:table-cell>
          <table:table-cell office:value-type="string">
            <text:p>Q01---ｙ</text:p>
          </table:table-cell>
          <table:table-cell office:value-type="string">
            <text:p>[]y</text:p>
          </table:table-cell>
          <table:table-cell office:value-type="float" office:value="2">
            <text:p>2</text:p>
          </table:table-cell>
          <table:table-cell office:value-type="string">
            <text:p>20:26:58</text:p>
          </table:table-cell>
          <table:table-cell office:value-type="string">
            <text:p>Q02---ｙ</text:p>
          </table:table-cell>
          <table:table-cell office:value-type="string">
            <text:p>[]y</text:p>
          </table:table-cell>
          <table:table-cell office:value-type="float" office:value="2">
            <text:p>2</text:p>
          </table:table-cell>
          <table:table-cell office:value-type="string">
            <text:p>20:28:24</text:p>
          </table:table-cell>
          <table:table-cell office:value-type="string">
            <text:p>Q03---</text:p>
          </table:table-cell>
          <table:table-cell office:value-type="string">
            <text:p>[]Ketinit(); <text:s/>Listplot("1":[A:C:B:D:A]:["dr:2"]); <text:s/>Windispg(); </text:p>
          </table:table-cell>
          <table:table-cell office:value-type="float" office:value="2">
            <text:p>2</text:p>
          </table:table-cell>
          <table:table-cell/>
          <table:table-cell table:formula="of:=[.G7]+[.K7]+[.O7]" office:value-type="float" office:value="6">
            <text:p>6</text:p>
          </table:table-cell>
          <table:table-cell table:number-columns-repeated="1007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string">
            <text:p>0048AH</text:p>
          </table:table-cell>
          <table:table-cell office:value-type="float" office:value="703">
            <text:p>703</text:p>
          </table:table-cell>
          <table:table-cell office:value-type="string">
            <text:p>11:34:11</text:p>
          </table:table-cell>
          <table:table-cell office:value-type="string">
            <text:p>Q01---</text:p>
          </table:table-cell>
          <table:table-cell office:value-type="string">
            <text:p>[]y</text:p>
          </table:table-cell>
          <table:table-cell office:value-type="float" office:value="2">
            <text:p>2</text:p>
          </table:table-cell>
          <table:table-cell office:value-type="string">
            <text:p>12:18:35</text:p>
          </table:table-cell>
          <table:table-cell office:value-type="string">
            <text:p>Q02---</text:p>
          </table:table-cell>
          <table:table-cell office:value-type="string">
            <text:p>[]y</text:p>
          </table:table-cell>
          <table:table-cell office:value-type="float" office:value="2">
            <text:p>2</text:p>
          </table:table-cell>
          <table:table-cell office:value-type="string">
            <text:p>12:33:16</text:p>
          </table:table-cell>
          <table:table-cell office:value-type="string">
            <text:p>Q03---</text:p>
          </table:table-cell>
          <table:table-cell office:value-type="string">
            <text:p>[]Ketinit(); <text:s/>Listplot("1":[A:B:C:A]:["dr:2"]); <text:s/>Windispg(); <text:s/>//Help("List"); //Help("Option")</text:p>
          </table:table-cell>
          <table:table-cell office:value-type="float" office:value="2">
            <text:p>2</text:p>
          </table:table-cell>
          <table:table-cell/>
          <table:table-cell table:formula="of:=[.G8]+[.K8]+[.O8]" office:value-type="float" office:value="6">
            <text:p>6</text:p>
          </table:table-cell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string">
            <text:p>0050AH</text:p>
          </table:table-cell>
          <table:table-cell table:number-columns-repeated="2"/>
          <table:table-cell office:value-type="string">
            <text:p>Q01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Q02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Q03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table:formula="of:=[.G9]+[.K9]+[.O9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string">
            <text:p>0055AH</text:p>
          </table:table-cell>
          <table:table-cell office:value-type="float" office:value="703">
            <text:p>703</text:p>
          </table:table-cell>
          <table:table-cell office:value-type="string">
            <text:p>11:37:50</text:p>
          </table:table-cell>
          <table:table-cell office:value-type="string">
            <text:p>Q01---</text:p>
          </table:table-cell>
          <table:table-cell office:value-type="string">
            <text:p>[]y</text:p>
          </table:table-cell>
          <table:table-cell office:value-type="float" office:value="2">
            <text:p>2</text:p>
          </table:table-cell>
          <table:table-cell office:value-type="string">
            <text:p>12:30:47</text:p>
          </table:table-cell>
          <table:table-cell office:value-type="string">
            <text:p>Q02---</text:p>
          </table:table-cell>
          <table:table-cell office:value-type="string">
            <text:p>[]y</text:p>
          </table:table-cell>
          <table:table-cell office:value-type="float" office:value="2">
            <text:p>2</text:p>
          </table:table-cell>
          <table:table-cell office:value-type="string">
            <text:p>12:33:26</text:p>
          </table:table-cell>
          <table:table-cell office:value-type="string">
            <text:p>Q03---</text:p>
          </table:table-cell>
          <table:table-cell office:value-type="string">
            <text:p>[]Ketinit(); //Setfiles(""); <text:s/>//Addax(0); p0=[0:0]; <text:s/>Listplot("1":[A:p0:B:C:A]:[]); //Circledata("1":[A:B:C]); <text:s/>r=1.5; Circledata("2":[A:|A-p0|]); //Letter([A:"sw":"A":B:"se":"B":C:"n2":"C"]); <text:s/>Windispg()</text:p>
          </table:table-cell>
          <table:table-cell office:value-type="float" office:value="2">
            <text:p>2</text:p>
          </table:table-cell>
          <table:table-cell/>
          <table:table-cell table:formula="of:=[.G10]+[.K10]+[.O10]" office:value-type="float" office:value="6">
            <text:p>6</text:p>
          </table:table-cell>
          <table:table-cell table:number-columns-repeated="1007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string">
            <text:p>0059AH</text:p>
          </table:table-cell>
          <table:table-cell office:value-type="float" office:value="703">
            <text:p>703</text:p>
          </table:table-cell>
          <table:table-cell office:value-type="string">
            <text:p>11:37:54</text:p>
          </table:table-cell>
          <table:table-cell office:value-type="string">
            <text:p>Q01---</text:p>
          </table:table-cell>
          <table:table-cell office:value-type="string">
            <text:p>[]s</text:p>
          </table:table-cell>
          <table:table-cell office:value-type="float" office:value="2">
            <text:p>2</text:p>
          </table:table-cell>
          <table:table-cell office:value-type="string">
            <text:p>12:17:30</text:p>
          </table:table-cell>
          <table:table-cell office:value-type="string">
            <text:p>Q02---</text:p>
          </table:table-cell>
          <table:table-cell office:value-type="string">
            <text:p>[]y</text:p>
          </table:table-cell>
          <table:table-cell office:value-type="float" office:value="2">
            <text:p>2</text:p>
          </table:table-cell>
          <table:table-cell office:value-type="string">
            <text:p>13:27:37</text:p>
          </table:table-cell>
          <table:table-cell office:value-type="string">
            <text:p>Q03---</text:p>
          </table:table-cell>
          <table:table-cell office:value-type="string">
            <text:p>[]Ketinit(); //Setfiles(""); <text:s/>Addax(0); Listplot("1":[A:B:C:A]:[]); Circledata("1":[A:B:C]); <text:s/>Letter([A:"sw":"A":B:"se":"B":C:"n2":"C"]); <text:s/>Windispg()</text:p>
          </table:table-cell>
          <table:table-cell office:value-type="float" office:value="2">
            <text:p>2</text:p>
          </table:table-cell>
          <table:table-cell/>
          <table:table-cell table:formula="of:=[.G11]+[.K11]+[.O11]" office:value-type="float" office:value="6">
            <text:p>6</text:p>
          </table:table-cell>
          <table:table-cell table:number-columns-repeated="1007"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string">
            <text:p>0061AH</text:p>
          </table:table-cell>
          <table:table-cell office:value-type="float" office:value="703">
            <text:p>703</text:p>
          </table:table-cell>
          <table:table-cell office:value-type="string">
            <text:p>11:32:4</text:p>
          </table:table-cell>
          <table:table-cell office:value-type="string">
            <text:p>Q01---</text:p>
          </table:table-cell>
          <table:table-cell office:value-type="string">
            <text:p>[]n</text:p>
          </table:table-cell>
          <table:table-cell office:value-type="float" office:value="2">
            <text:p>2</text:p>
          </table:table-cell>
          <table:table-cell office:value-type="string">
            <text:p>12:28:12</text:p>
          </table:table-cell>
          <table:table-cell office:value-type="string">
            <text:p>Q02---</text:p>
          </table:table-cell>
          <table:table-cell office:value-type="string">
            <text:p>[]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Q03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table:formula="of:=[.G12]+[.K12]+[.O12]" office:value-type="float" office:value="4">
            <text:p>4</text:p>
          </table:table-cell>
          <table:table-cell table:number-columns-repeated="1007"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string">
            <text:p>0064AH</text:p>
          </table:table-cell>
          <table:table-cell office:value-type="float" office:value="703">
            <text:p>703</text:p>
          </table:table-cell>
          <table:table-cell office:value-type="string">
            <text:p>11:31:59</text:p>
          </table:table-cell>
          <table:table-cell office:value-type="string">
            <text:p>Q01---</text:p>
          </table:table-cell>
          <table:table-cell office:value-type="string">
            <text:p>[]n</text:p>
          </table:table-cell>
          <table:table-cell office:value-type="float" office:value="2">
            <text:p>2</text:p>
          </table:table-cell>
          <table:table-cell office:value-type="string">
            <text:p>12:17:7</text:p>
          </table:table-cell>
          <table:table-cell office:value-type="string">
            <text:p>Q02---</text:p>
          </table:table-cell>
          <table:table-cell office:value-type="string">
            <text:p>[]y</text:p>
          </table:table-cell>
          <table:table-cell office:value-type="float" office:value="2">
            <text:p>2</text:p>
          </table:table-cell>
          <table:table-cell office:value-type="string">
            <text:p>12:18:37</text:p>
          </table:table-cell>
          <table:table-cell office:value-type="string">
            <text:p>Q03---</text:p>
          </table:table-cell>
          <table:table-cell office:value-type="string">
            <text:p>[]Ketinit(); //Setfiles(""); <text:s/>//Addax(0); p0=[0:0]; <text:s/>Listplot("1":[A:p0:B:C:A]:[]); //Circledata("1":[A:B:C]); <text:s/>r=1.5; Circledata("2":[A:|A-p0|]); //Letter([A:"sw":"A":B:"se":"B":C:"n2":"C"]); <text:s/>Windispg(); //Help("Circle")</text:p>
          </table:table-cell>
          <table:table-cell office:value-type="float" office:value="2">
            <text:p>2</text:p>
          </table:table-cell>
          <table:table-cell/>
          <table:table-cell table:formula="of:=[.G13]+[.K13]+[.O13]" office:value-type="float" office:value="6">
            <text:p>6</text:p>
          </table:table-cell>
          <table:table-cell table:number-columns-repeated="1007"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string">
            <text:p>0070AH</text:p>
          </table:table-cell>
          <table:table-cell office:value-type="float" office:value="703">
            <text:p>703</text:p>
          </table:table-cell>
          <table:table-cell office:value-type="string">
            <text:p>11:52:20</text:p>
          </table:table-cell>
          <table:table-cell office:value-type="string">
            <text:p>Q01---</text:p>
          </table:table-cell>
          <table:table-cell office:value-type="string">
            <text:p>[]はい</text:p>
          </table:table-cell>
          <table:table-cell office:value-type="float" office:value="2">
            <text:p>2</text:p>
          </table:table-cell>
          <table:table-cell office:value-type="string">
            <text:p>12:21:18</text:p>
          </table:table-cell>
          <table:table-cell office:value-type="string">
            <text:p>Q02---</text:p>
          </table:table-cell>
          <table:table-cell office:value-type="string">
            <text:p>[]はい</text:p>
          </table:table-cell>
          <table:table-cell office:value-type="float" office:value="2">
            <text:p>2</text:p>
          </table:table-cell>
          <table:table-cell/>
          <table:table-cell office:value-type="string">
            <text:p>Q03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table:formula="of:=[.G14]+[.K14]+[.O14]" office:value-type="float" office:value="4">
            <text:p>4</text:p>
          </table:table-cell>
          <table:table-cell table:number-columns-repeated="1007"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string">
            <text:p>0084AH</text:p>
          </table:table-cell>
          <table:table-cell office:value-type="float" office:value="703">
            <text:p>703</text:p>
          </table:table-cell>
          <table:table-cell office:value-type="string">
            <text:p>11:30:32</text:p>
          </table:table-cell>
          <table:table-cell office:value-type="string">
            <text:p>Q01---</text:p>
          </table:table-cell>
          <table:table-cell office:value-type="string">
            <text:p>[]y</text:p>
          </table:table-cell>
          <table:table-cell office:value-type="float" office:value="2">
            <text:p>2</text:p>
          </table:table-cell>
          <table:table-cell office:value-type="string">
            <text:p>12:16:31</text:p>
          </table:table-cell>
          <table:table-cell office:value-type="string">
            <text:p>Q02---</text:p>
          </table:table-cell>
          <table:table-cell office:value-type="string">
            <text:p>[]y</text:p>
          </table:table-cell>
          <table:table-cell office:value-type="float" office:value="2">
            <text:p>2</text:p>
          </table:table-cell>
          <table:table-cell office:value-type="string">
            <text:p>12:18:55</text:p>
          </table:table-cell>
          <table:table-cell office:value-type="string">
            <text:p>Q03---</text:p>
          </table:table-cell>
          <table:table-cell office:value-type="string">
            <text:p>[]Ketinit(); //Setfiles(""); <text:s/>//Addax(0); p0=[0:0]; <text:s/>Listplot("1":[A:p0:B:C:A]:[]); //Circledata("1":[A:B:C]); <text:s/>r=1.5; Circledata("2":[A:|A-p0|]); //Letter([A:"sw":"A":B:"se":"B":C:"n2":"C"]); <text:s/>Windispg()</text:p>
          </table:table-cell>
          <table:table-cell office:value-type="float" office:value="2">
            <text:p>2</text:p>
          </table:table-cell>
          <table:table-cell/>
          <table:table-cell table:formula="of:=[.G15]+[.K15]+[.O15]" office:value-type="float" office:value="6">
            <text:p>6</text:p>
          </table:table-cell>
          <table:table-cell table:number-columns-repeated="1007"/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string">
            <text:p>0085AH</text:p>
          </table:table-cell>
          <table:table-cell office:value-type="float" office:value="703">
            <text:p>703</text:p>
          </table:table-cell>
          <table:table-cell office:value-type="string">
            <text:p>12:15:15</text:p>
          </table:table-cell>
          <table:table-cell office:value-type="string">
            <text:p>Q01---</text:p>
          </table:table-cell>
          <table:table-cell office:value-type="string">
            <text:p>[]s</text:p>
          </table:table-cell>
          <table:table-cell office:value-type="float" office:value="2">
            <text:p>2</text:p>
          </table:table-cell>
          <table:table-cell office:value-type="string">
            <text:p>12:16:47</text:p>
          </table:table-cell>
          <table:table-cell office:value-type="string">
            <text:p>Q02---</text:p>
          </table:table-cell>
          <table:table-cell office:value-type="string">
            <text:p>[]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Q03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table:formula="of:=[.G16]+[.K16]+[.O16]" office:value-type="float" office:value="4">
            <text:p>4</text:p>
          </table:table-cell>
          <table:table-cell table:number-columns-repeated="1007"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string">
            <text:p>0086AH</text:p>
          </table:table-cell>
          <table:table-cell office:value-type="float" office:value="703">
            <text:p>703</text:p>
          </table:table-cell>
          <table:table-cell office:value-type="string">
            <text:p>11:35:7</text:p>
          </table:table-cell>
          <table:table-cell office:value-type="string">
            <text:p>Q01---</text:p>
          </table:table-cell>
          <table:table-cell office:value-type="string">
            <text:p>[]s</text:p>
          </table:table-cell>
          <table:table-cell office:value-type="float" office:value="2">
            <text:p>2</text:p>
          </table:table-cell>
          <table:table-cell office:value-type="string">
            <text:p>12:16:1</text:p>
          </table:table-cell>
          <table:table-cell office:value-type="string">
            <text:p>Q02---</text:p>
          </table:table-cell>
          <table:table-cell office:value-type="string">
            <text:p>[]y</text:p>
          </table:table-cell>
          <table:table-cell office:value-type="float" office:value="2">
            <text:p>2</text:p>
          </table:table-cell>
          <table:table-cell office:value-type="string">
            <text:p>12:18:13</text:p>
          </table:table-cell>
          <table:table-cell office:value-type="string">
            <text:p>Q03---</text:p>
          </table:table-cell>
          <table:table-cell office:value-type="string">
            <text:p>[]Ketinit(); //Setfiles(""); <text:s/>//Addax(0); p0=[0:0]; <text:s/>Listplot("1":[A:p0:D:B:C:A]:[]); r=1.5; Circledata("1":[A:|A-p0|]); <text:s/>//Letter([A:"sw":"A":B:"se":"B":C:"n2":"C"]); <text:s/>Windispg()</text:p>
          </table:table-cell>
          <table:table-cell office:value-type="float" office:value="2">
            <text:p>2</text:p>
          </table:table-cell>
          <table:table-cell/>
          <table:table-cell table:formula="of:=[.G17]+[.K17]+[.O17]" office:value-type="float" office:value="6">
            <text:p>6</text:p>
          </table:table-cell>
          <table:table-cell table:number-columns-repeated="1007"/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string">
            <text:p>0088AH</text:p>
          </table:table-cell>
          <table:table-cell office:value-type="float" office:value="703">
            <text:p>703</text:p>
          </table:table-cell>
          <table:table-cell office:value-type="string">
            <text:p>11:32:2</text:p>
          </table:table-cell>
          <table:table-cell office:value-type="string">
            <text:p>Q01---n</text:p>
          </table:table-cell>
          <table:table-cell office:value-type="string">
            <text:p>[]n</text:p>
          </table:table-cell>
          <table:table-cell office:value-type="float" office:value="2">
            <text:p>2</text:p>
          </table:table-cell>
          <table:table-cell office:value-type="string">
            <text:p>12:19:7</text:p>
          </table:table-cell>
          <table:table-cell office:value-type="string">
            <text:p>Q02---n</text:p>
          </table:table-cell>
          <table:table-cell office:value-type="string">
            <text:p>[]n</text:p>
          </table:table-cell>
          <table:table-cell office:value-type="float" office:value="2">
            <text:p>2</text:p>
          </table:table-cell>
          <table:table-cell office:value-type="string">
            <text:p>12:27:35</text:p>
          </table:table-cell>
          <table:table-cell office:value-type="string">
            <text:p>Q03---</text:p>
          </table:table-cell>
          <table:table-cell office:value-type="string">
            <text:p>[]</text:p>
          </table:table-cell>
          <table:table-cell office:value-type="float" office:value="2">
            <text:p>2</text:p>
          </table:table-cell>
          <table:table-cell/>
          <table:table-cell table:formula="of:=[.G18]+[.K18]+[.O18]" office:value-type="float" office:value="6">
            <text:p>6</text:p>
          </table:table-cell>
          <table:table-cell table:number-columns-repeated="1007"/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string">
            <text:p>0089AH</text:p>
          </table:table-cell>
          <table:table-cell office:value-type="float" office:value="703">
            <text:p>703</text:p>
          </table:table-cell>
          <table:table-cell office:value-type="string">
            <text:p>11:31:16</text:p>
          </table:table-cell>
          <table:table-cell office:value-type="string">
            <text:p>Q01---</text:p>
          </table:table-cell>
          <table:table-cell office:value-type="string">
            <text:p>[]y</text:p>
          </table:table-cell>
          <table:table-cell office:value-type="float" office:value="2">
            <text:p>2</text:p>
          </table:table-cell>
          <table:table-cell/>
          <table:table-cell office:value-type="string">
            <text:p>Q02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Q03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table:formula="of:=[.G19]+[.K19]+[.O19]" office:value-type="float" office:value="2">
            <text:p>2</text:p>
          </table:table-cell>
          <table:table-cell table:number-columns-repeated="1007"/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string">
            <text:p>0090AH</text:p>
          </table:table-cell>
          <table:table-cell office:value-type="float" office:value="703">
            <text:p>703</text:p>
          </table:table-cell>
          <table:table-cell office:value-type="string">
            <text:p>11:34:17</text:p>
          </table:table-cell>
          <table:table-cell office:value-type="string">
            <text:p>Q01---</text:p>
          </table:table-cell>
          <table:table-cell office:value-type="string">
            <text:p>[]y</text:p>
          </table:table-cell>
          <table:table-cell office:value-type="float" office:value="2">
            <text:p>2</text:p>
          </table:table-cell>
          <table:table-cell office:value-type="string">
            <text:p>12:41:14</text:p>
          </table:table-cell>
          <table:table-cell office:value-type="string">
            <text:p>Q02---</text:p>
          </table:table-cell>
          <table:table-cell office:value-type="string">
            <text:p>[]n</text:p>
          </table:table-cell>
          <table:table-cell office:value-type="float" office:value="2">
            <text:p>2</text:p>
          </table:table-cell>
          <table:table-cell office:value-type="string">
            <text:p>12:42:20</text:p>
          </table:table-cell>
          <table:table-cell office:value-type="string">
            <text:p>Q03---</text:p>
          </table:table-cell>
          <table:table-cell office:value-type="string">
            <text:p>[]Ketinit(); //Setfiles(""); <text:s/>Addax(0); Listplot("1":[A:B:C:A]:[]); Circledata("1":[A:B:C]); <text:s/>Letter([A:"sw":"A":B:"se":"B":C:"n2":"C"]); <text:s/>Windispg()</text:p>
          </table:table-cell>
          <table:table-cell office:value-type="float" office:value="2">
            <text:p>2</text:p>
          </table:table-cell>
          <table:table-cell/>
          <table:table-cell table:formula="of:=[.G20]+[.K20]+[.O20]" office:value-type="float" office:value="6">
            <text:p>6</text:p>
          </table:table-cell>
          <table:table-cell table:number-columns-repeated="1007"/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string">
            <text:p>0091AH</text:p>
          </table:table-cell>
          <table:table-cell office:value-type="float" office:value="703">
            <text:p>703</text:p>
          </table:table-cell>
          <table:table-cell office:value-type="string">
            <text:p>11:39:7</text:p>
          </table:table-cell>
          <table:table-cell office:value-type="string">
            <text:p>Q01---</text:p>
          </table:table-cell>
          <table:table-cell office:value-type="string">
            <text:p>[]n</text:p>
          </table:table-cell>
          <table:table-cell office:value-type="float" office:value="2">
            <text:p>2</text:p>
          </table:table-cell>
          <table:table-cell office:value-type="string">
            <text:p>12:30:26</text:p>
          </table:table-cell>
          <table:table-cell office:value-type="string">
            <text:p>Q02---</text:p>
          </table:table-cell>
          <table:table-cell office:value-type="string">
            <text:p>[]y</text:p>
          </table:table-cell>
          <table:table-cell office:value-type="float" office:value="2">
            <text:p>2</text:p>
          </table:table-cell>
          <table:table-cell office:value-type="string">
            <text:p>12:29:29</text:p>
          </table:table-cell>
          <table:table-cell office:value-type="string">
            <text:p>Q03---</text:p>
          </table:table-cell>
          <table:table-cell office:value-type="string">
            <text:p>[]Ketinit(); <text:s/>Listplot("1":[A:B:D:C:A]:["dr:2"]); <text:s/>Windispg(); <text:s/>//Help("List"); //Help("Option")</text:p>
          </table:table-cell>
          <table:table-cell office:value-type="float" office:value="2">
            <text:p>2</text:p>
          </table:table-cell>
          <table:table-cell/>
          <table:table-cell table:formula="of:=[.G21]+[.K21]+[.O21]" office:value-type="float" office:value="6">
            <text:p>6</text:p>
          </table:table-cell>
          <table:table-cell table:number-columns-repeated="1007"/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string">
            <text:p>0092AH</text:p>
          </table:table-cell>
          <table:table-cell office:value-type="float" office:value="703">
            <text:p>703</text:p>
          </table:table-cell>
          <table:table-cell office:value-type="string">
            <text:p>11:29:49</text:p>
          </table:table-cell>
          <table:table-cell office:value-type="string">
            <text:p>Q01---y</text:p>
          </table:table-cell>
          <table:table-cell office:value-type="string">
            <text:p>[]y</text:p>
          </table:table-cell>
          <table:table-cell office:value-type="float" office:value="2">
            <text:p>2</text:p>
          </table:table-cell>
          <table:table-cell office:value-type="string">
            <text:p>12:15:40</text:p>
          </table:table-cell>
          <table:table-cell office:value-type="string">
            <text:p>Q02---</text:p>
          </table:table-cell>
          <table:table-cell office:value-type="string">
            <text:p>[]y</text:p>
          </table:table-cell>
          <table:table-cell office:value-type="float" office:value="2">
            <text:p>2</text:p>
          </table:table-cell>
          <table:table-cell office:value-type="string">
            <text:p>12:20:46</text:p>
          </table:table-cell>
          <table:table-cell office:value-type="string">
            <text:p>Q03---</text:p>
          </table:table-cell>
          <table:table-cell office:value-type="string">
            <text:p>[]Ketinit(); //Setfiles(""); <text:s/>Addax(0); Listplot("1":[A:B:C:A]:[]); Circledata("1":[A:B:C]); <text:s/>Letter([A:"sw":"A":B:"se":"B":C:"n2":"C"]); <text:s/>Windispg()</text:p>
          </table:table-cell>
          <table:table-cell office:value-type="float" office:value="2">
            <text:p>2</text:p>
          </table:table-cell>
          <table:table-cell/>
          <table:table-cell table:formula="of:=[.G22]+[.K22]+[.O22]" office:value-type="float" office:value="6">
            <text:p>6</text:p>
          </table:table-cell>
          <table:table-cell table:number-columns-repeated="1007"/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string">
            <text:p>0098AH</text:p>
          </table:table-cell>
          <table:table-cell table:number-columns-repeated="2"/>
          <table:table-cell office:value-type="string">
            <text:p>Q01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Q02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Q03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table:formula="of:=[.G23]+[.K23]+[.O23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string">
            <text:p>0099AH</text:p>
          </table:table-cell>
          <table:table-cell office:value-type="float" office:value="703">
            <text:p>703</text:p>
          </table:table-cell>
          <table:table-cell office:value-type="string">
            <text:p>11:37:8</text:p>
          </table:table-cell>
          <table:table-cell office:value-type="string">
            <text:p>Q01---</text:p>
          </table:table-cell>
          <table:table-cell office:value-type="string">
            <text:p>[]s</text:p>
          </table:table-cell>
          <table:table-cell office:value-type="float" office:value="2">
            <text:p>2</text:p>
          </table:table-cell>
          <table:table-cell office:value-type="string">
            <text:p>12:28:30</text:p>
          </table:table-cell>
          <table:table-cell office:value-type="string">
            <text:p>Q02---</text:p>
          </table:table-cell>
          <table:table-cell office:value-type="string">
            <text:p>[]y</text:p>
          </table:table-cell>
          <table:table-cell office:value-type="float" office:value="2">
            <text:p>2</text:p>
          </table:table-cell>
          <table:table-cell/>
          <table:table-cell office:value-type="string">
            <text:p>Q03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table:formula="of:=[.G24]+[.K24]+[.O24]" office:value-type="float" office:value="4">
            <text:p>4</text:p>
          </table:table-cell>
          <table:table-cell table:number-columns-repeated="1007"/>
        </table:table-row>
        <table:table-row table:style-name="ro1">
          <table:table-cell office:value-type="float" office:value="24">
            <text:p>24</text:p>
          </table:table-cell>
          <table:table-cell table:style-name="ce1" office:value-type="string">
            <text:p>0102AH</text:p>
          </table:table-cell>
          <table:table-cell office:value-type="float" office:value="703">
            <text:p>703</text:p>
          </table:table-cell>
          <table:table-cell office:value-type="string">
            <text:p>12:32:54</text:p>
          </table:table-cell>
          <table:table-cell office:value-type="string">
            <text:p>Q01---</text:p>
          </table:table-cell>
          <table:table-cell office:value-type="string">
            <text:p>[]s</text:p>
          </table:table-cell>
          <table:table-cell office:value-type="float" office:value="2">
            <text:p>2</text:p>
          </table:table-cell>
          <table:table-cell office:value-type="string">
            <text:p>12:33:48</text:p>
          </table:table-cell>
          <table:table-cell office:value-type="string">
            <text:p>Q02---</text:p>
          </table:table-cell>
          <table:table-cell office:value-type="string">
            <text:p>[]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Q03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table:formula="of:=[.G25]+[.K25]+[.O25]" office:value-type="float" office:value="4">
            <text:p>4</text:p>
          </table:table-cell>
          <table:table-cell table:number-columns-repeated="1007"/>
        </table:table-row>
        <table:table-row table:style-name="ro1">
          <table:table-cell office:value-type="float" office:value="25">
            <text:p>25</text:p>
          </table:table-cell>
          <table:table-cell table:style-name="ce1" office:value-type="string">
            <text:p>1003AH</text:p>
          </table:table-cell>
          <table:table-cell office:value-type="float" office:value="703">
            <text:p>703</text:p>
          </table:table-cell>
          <table:table-cell office:value-type="string">
            <text:p>11:40:0</text:p>
          </table:table-cell>
          <table:table-cell office:value-type="string">
            <text:p>Q01---</text:p>
          </table:table-cell>
          <table:table-cell office:value-type="string">
            <text:p>[]y</text:p>
          </table:table-cell>
          <table:table-cell office:value-type="float" office:value="2">
            <text:p>2</text:p>
          </table:table-cell>
          <table:table-cell office:value-type="string">
            <text:p>12:33:33</text:p>
          </table:table-cell>
          <table:table-cell office:value-type="string">
            <text:p>Q02---</text:p>
          </table:table-cell>
          <table:table-cell office:value-type="string">
            <text:p>[]y</text:p>
          </table:table-cell>
          <table:table-cell office:value-type="float" office:value="2">
            <text:p>2</text:p>
          </table:table-cell>
          <table:table-cell office:value-type="string">
            <text:p>12:42:45</text:p>
          </table:table-cell>
          <table:table-cell office:value-type="string">
            <text:p>Q03---</text:p>
          </table:table-cell>
          <table:table-cell office:value-type="string">
            <text:p>[]Ketinit(); //Setfiles(""); <text:s/>//Addax(0); p0=[0:0]; Listplot("1":[A:p0:B:C:D:A]:[]); //Circledata("1":[A:B:C]); <text:s/>//Letter([A:"sw":"A":B:"se":"B":C:"n2":"C"]); Circledata("2":[A:|A-p0|]); Circledata("3":[D:|D-C|]); <text:s/>Windispg(); //Help("Circle")</text:p>
          </table:table-cell>
          <table:table-cell office:value-type="float" office:value="2">
            <text:p>2</text:p>
          </table:table-cell>
          <table:table-cell/>
          <table:table-cell table:formula="of:=[.G26]+[.K26]+[.O26]" office:value-type="float" office:value="6">
            <text:p>6</text:p>
          </table:table-cell>
          <table:table-cell table:number-columns-repeated="1007"/>
        </table:table-row>
        <table:table-row table:style-name="ro1">
          <table:table-cell office:value-type="float" office:value="26">
            <text:p>26</text:p>
          </table:table-cell>
          <table:table-cell table:style-name="ce1" office:value-type="string">
            <text:p>3002MH</text:p>
          </table:table-cell>
          <table:table-cell table:number-columns-repeated="2"/>
          <table:table-cell office:value-type="string">
            <text:p>Q01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Q02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Q03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table:formula="of:=[.G27]+[.K27]+[.O27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7">
            <text:p>27</text:p>
          </table:table-cell>
          <table:table-cell table:style-name="ce1" office:value-type="string">
            <text:p>1006AH</text:p>
          </table:table-cell>
          <table:table-cell table:number-columns-repeated="2"/>
          <table:table-cell office:value-type="string">
            <text:p>Q01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Q02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Q03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table:formula="of:=[.G28]+[.K28]+[.O28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8">
            <text:p>28</text:p>
          </table:table-cell>
          <table:table-cell table:style-name="ce1" office:value-type="string">
            <text:p>1054AH</text:p>
          </table:table-cell>
          <table:table-cell office:value-type="float" office:value="703">
            <text:p>703</text:p>
          </table:table-cell>
          <table:table-cell office:value-type="string">
            <text:p>11:40:11</text:p>
          </table:table-cell>
          <table:table-cell office:value-type="string">
            <text:p>Q01---</text:p>
          </table:table-cell>
          <table:table-cell office:value-type="string">
            <text:p>[]s</text:p>
          </table:table-cell>
          <table:table-cell office:value-type="float" office:value="2">
            <text:p>2</text:p>
          </table:table-cell>
          <table:table-cell office:value-type="string">
            <text:p>12:19:14</text:p>
          </table:table-cell>
          <table:table-cell office:value-type="string">
            <text:p>Q02---</text:p>
          </table:table-cell>
          <table:table-cell office:value-type="string">
            <text:p>[]s</text:p>
          </table:table-cell>
          <table:table-cell office:value-type="float" office:value="2">
            <text:p>2</text:p>
          </table:table-cell>
          <table:table-cell office:value-type="string">
            <text:p>19:3:1</text:p>
          </table:table-cell>
          <table:table-cell office:value-type="string">
            <text:p>Q03--</text:p>
          </table:table-cell>
          <table:table-cell office:value-type="string">
            <text:p>[]-\documentclass{jarticle} \usepackage[dvipdfmx]{pict2e} \usepackage{ketpic2e} \usepackage{ketlayer2e} \usepackage{amsmath:amssymb} \usepackage{graphicx} \usepackage{color} <text:s text:c="2"/>\setmargin{20}{20}{20}{20} <text:s text:c="2"/>\begin{document}</text:p>
          </table:table-cell>
          <table:table-cell office:value-type="float" office:value="2">
            <text:p>2</text:p>
          </table:table-cell>
          <table:table-cell/>
          <table:table-cell table:formula="of:=[.G29]+[.K29]+[.O29]" office:value-type="float" office:value="6">
            <text:p>6</text:p>
          </table:table-cell>
          <table:table-cell table:number-columns-repeated="1007"/>
        </table:table-row>
        <table:table-row table:style-name="ro1">
          <table:table-cell office:value-type="float" office:value="29">
            <text:p>29</text:p>
          </table:table-cell>
          <table:table-cell table:style-name="ce1" office:value-type="string">
            <text:p>1100AH</text:p>
          </table:table-cell>
          <table:table-cell office:value-type="float" office:value="703">
            <text:p>703</text:p>
          </table:table-cell>
          <table:table-cell office:value-type="string">
            <text:p>11:40:29</text:p>
          </table:table-cell>
          <table:table-cell office:value-type="string">
            <text:p>Q01---s</text:p>
          </table:table-cell>
          <table:table-cell office:value-type="string">
            <text:p>[]n</text:p>
          </table:table-cell>
          <table:table-cell office:value-type="float" office:value="2">
            <text:p>2</text:p>
          </table:table-cell>
          <table:table-cell office:value-type="string">
            <text:p>12:9:44</text:p>
          </table:table-cell>
          <table:table-cell office:value-type="string">
            <text:p>Q02---</text:p>
          </table:table-cell>
          <table:table-cell office:value-type="string">
            <text:p>[]y</text:p>
          </table:table-cell>
          <table:table-cell office:value-type="float" office:value="2">
            <text:p>2</text:p>
          </table:table-cell>
          <table:table-cell office:value-type="string">
            <text:p>12:19:43</text:p>
          </table:table-cell>
          <table:table-cell office:value-type="string">
            <text:p>Q03---</text:p>
          </table:table-cell>
          <table:table-cell office:value-type="string">
            <text:p>[]Ketinit(); <text:s/>Listplot("1":[A:B:C:A]:["dr:2"]); <text:s/>Windispg(); <text:s/>//Help("List"); //Help("Option")</text:p>
          </table:table-cell>
          <table:table-cell office:value-type="float" office:value="2">
            <text:p>2</text:p>
          </table:table-cell>
          <table:table-cell/>
          <table:table-cell table:formula="of:=[.G30]+[.K30]+[.O30]" office:value-type="float" office:value="6">
            <text:p>6</text:p>
          </table:table-cell>
          <table:table-cell table:number-columns-repeated="1007"/>
        </table:table-row>
        <table:table-row table:style-name="ro1">
          <table:table-cell office:value-type="float" office:value="30">
            <text:p>30</text:p>
          </table:table-cell>
          <table:table-cell table:style-name="ce1" office:value-type="string">
            <text:p>0029BN</text:p>
          </table:table-cell>
          <table:table-cell office:value-type="float" office:value="703">
            <text:p>703</text:p>
          </table:table-cell>
          <table:table-cell office:value-type="string">
            <text:p>16:7:3</text:p>
          </table:table-cell>
          <table:table-cell office:value-type="string">
            <text:p>Q01---</text:p>
          </table:table-cell>
          <table:table-cell office:value-type="string">
            <text:p>[]y</text:p>
          </table:table-cell>
          <table:table-cell office:value-type="float" office:value="2">
            <text:p>2</text:p>
          </table:table-cell>
          <table:table-cell office:value-type="string">
            <text:p>16:7:59</text:p>
          </table:table-cell>
          <table:table-cell office:value-type="string">
            <text:p>Q02---</text:p>
          </table:table-cell>
          <table:table-cell office:value-type="string">
            <text:p>[]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Q03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table:formula="of:=[.G31]+[.K31]+[.O31]" office:value-type="float" office:value="4">
            <text:p>4</text:p>
          </table:table-cell>
          <table:table-cell table:number-columns-repeated="1007"/>
        </table:table-row>
        <table:table-row table:style-name="ro1">
          <table:table-cell office:value-type="float" office:value="31">
            <text:p>31</text:p>
          </table:table-cell>
          <table:table-cell table:style-name="ce1" office:value-type="string">
            <text:p>1004BN</text:p>
          </table:table-cell>
          <table:table-cell office:value-type="float" office:value="703">
            <text:p>703</text:p>
          </table:table-cell>
          <table:table-cell office:value-type="string">
            <text:p>11:40:26</text:p>
          </table:table-cell>
          <table:table-cell office:value-type="string">
            <text:p>Q01---</text:p>
          </table:table-cell>
          <table:table-cell office:value-type="string">
            <text:p>[]s</text:p>
          </table:table-cell>
          <table:table-cell office:value-type="float" office:value="2">
            <text:p>2</text:p>
          </table:table-cell>
          <table:table-cell office:value-type="string">
            <text:p>12:32:12</text:p>
          </table:table-cell>
          <table:table-cell office:value-type="string">
            <text:p>Q02---</text:p>
          </table:table-cell>
          <table:table-cell office:value-type="string">
            <text:p>[]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Q03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table:formula="of:=[.G32]+[.K32]+[.O32]" office:value-type="float" office:value="4">
            <text:p>4</text:p>
          </table:table-cell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1" office:value-type="string">
            <text:p>1061BN</text:p>
          </table:table-cell>
          <table:table-cell table:number-columns-repeated="2"/>
          <table:table-cell office:value-type="string">
            <text:p>Q01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Q02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Q03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table:formula="of:=[.G33]+[.K33]+[.O33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3">
            <text:p>33</text:p>
          </table:table-cell>
          <table:table-cell table:style-name="ce1" office:value-type="string">
            <text:p>0044BV</text:p>
          </table:table-cell>
          <table:table-cell office:value-type="float" office:value="703">
            <text:p>703</text:p>
          </table:table-cell>
          <table:table-cell office:value-type="string">
            <text:p>11:34:12</text:p>
          </table:table-cell>
          <table:table-cell office:value-type="string">
            <text:p>Q01---</text:p>
          </table:table-cell>
          <table:table-cell office:value-type="string">
            <text:p>[]y</text:p>
          </table:table-cell>
          <table:table-cell office:value-type="float" office:value="2">
            <text:p>2</text:p>
          </table:table-cell>
          <table:table-cell/>
          <table:table-cell office:value-type="string">
            <text:p>Q02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Q03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table:formula="of:=[.G34]+[.K34]+[.O34]" office:value-type="float" office:value="2">
            <text:p>2</text:p>
          </table:table-cell>
          <table:table-cell table:number-columns-repeated="1007"/>
        </table:table-row>
        <table:table-row table:style-name="ro1">
          <table:table-cell office:value-type="float" office:value="34">
            <text:p>34</text:p>
          </table:table-cell>
          <table:table-cell table:style-name="ce1" office:value-type="string">
            <text:p>1072MF</text:p>
          </table:table-cell>
          <table:table-cell table:number-columns-repeated="2"/>
          <table:table-cell office:value-type="string">
            <text:p>Q01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Q02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Q03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table:formula="of:=[.G35]+[.K35]+[.O35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5">
            <text:p>35</text:p>
          </table:table-cell>
          <table:table-cell table:style-name="ce1" office:value-type="string">
            <text:p>3042MF</text:p>
          </table:table-cell>
          <table:table-cell table:number-columns-repeated="2"/>
          <table:table-cell office:value-type="string">
            <text:p>Q01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Q02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Q03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table:formula="of:=[.G36]+[.K36]+[.O36]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6">
            <text:p>36</text:p>
          </table:table-cell>
          <table:table-cell table:style-name="ce1" office:value-type="string">
            <text:p>3072MF</text:p>
          </table:table-cell>
          <table:table-cell office:value-type="float" office:value="703">
            <text:p>703</text:p>
          </table:table-cell>
          <table:table-cell office:value-type="string">
            <text:p>11:30:12</text:p>
          </table:table-cell>
          <table:table-cell office:value-type="string">
            <text:p>Q01---</text:p>
          </table:table-cell>
          <table:table-cell office:value-type="string">
            <text:p>[]y</text:p>
          </table:table-cell>
          <table:table-cell office:value-type="float" office:value="2">
            <text:p>2</text:p>
          </table:table-cell>
          <table:table-cell office:value-type="string">
            <text:p>12:18:20</text:p>
          </table:table-cell>
          <table:table-cell office:value-type="string">
            <text:p>Q02---</text:p>
          </table:table-cell>
          <table:table-cell office:value-type="string">
            <text:p>[]y</text:p>
          </table:table-cell>
          <table:table-cell office:value-type="float" office:value="2">
            <text:p>2</text:p>
          </table:table-cell>
          <table:table-cell office:value-type="string">
            <text:p>12:39:28</text:p>
          </table:table-cell>
          <table:table-cell office:value-type="string">
            <text:p>Q03---</text:p>
          </table:table-cell>
          <table:table-cell office:value-type="string">
            <text:p>[]Ketinit(); //Setfiles("s0101figure.tex"); <text:s/>//Addax(0); Listplot("1":[A:B:C:(0:0):A]:[]); Circledata("1":[A:B:C]); <text:s/>Letter([A:"sw":"A":B:"se":"B":C:"n2":"C"]); <text:s/>Windispg()</text:p>
          </table:table-cell>
          <table:table-cell office:value-type="float" office:value="2">
            <text:p>2</text:p>
          </table:table-cell>
          <table:table-cell/>
          <table:table-cell table:formula="of:=[.G37]+[.K37]+[.O37]" office:value-type="float" office:value="6">
            <text:p>6</text:p>
          </table:table-cell>
          <table:table-cell table:number-columns-repeated="1007"/>
        </table:table-row>
        <table:table-row table:style-name="ro1">
          <table:table-cell office:value-type="float" office:value="37">
            <text:p>37</text:p>
          </table:table-cell>
          <table:table-cell table:style-name="ce1" office:value-type="string">
            <text:p>3118MF</text:p>
          </table:table-cell>
          <table:table-cell office:value-type="float" office:value="703">
            <text:p>703</text:p>
          </table:table-cell>
          <table:table-cell office:value-type="string">
            <text:p>11:33:8</text:p>
          </table:table-cell>
          <table:table-cell office:value-type="string">
            <text:p>Q01---</text:p>
          </table:table-cell>
          <table:table-cell office:value-type="string">
            <text:p>[]s</text:p>
          </table:table-cell>
          <table:table-cell office:value-type="float" office:value="2">
            <text:p>2</text:p>
          </table:table-cell>
          <table:table-cell office:value-type="string">
            <text:p>12:17:28</text:p>
          </table:table-cell>
          <table:table-cell office:value-type="string">
            <text:p>Q02---</text:p>
          </table:table-cell>
          <table:table-cell office:value-type="string">
            <text:p>[]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Q03---</text:p>
          </table:table-cell>
          <table:table-cell office:value-type="string">
            <text:p>[]na</text:p>
          </table:table-cell>
          <table:table-cell office:value-type="float" office:value="0">
            <text:p>0</text:p>
          </table:table-cell>
          <table:table-cell/>
          <table:table-cell table:formula="of:=[.G38]+[.K38]+[.O38]" office:value-type="float" office:value="4">
            <text:p>4</text:p>
          </table:table-cell>
          <table:table-cell table:number-columns-repeated="1007"/>
        </table:table-row>
        <table:table-row table:style-name="ro1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imes New Roman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8116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16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16P0"/>
    </number:number-style>
    <number:number-style style:name="N8117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17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9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19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19P0"/>
    </number:number-style>
    <number:number-style style:name="N8120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0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0P0"/>
    </number:number-style>
    <number:date-style style:name="N8121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22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23" number:language="ja" number:country="JP">
      <number:month/>
      <number:text>/</number:text>
      <number:day/>
      <number:text>/</number:text>
      <number:year/>
    </number:date-style>
    <number:date-style style:name="N8124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25" number:language="ja" number:country="JP">
      <number:hours/>
      <number:text>時</number:text>
      <number:minutes number:style="long"/>
      <number:text>分</number:text>
    </number:time-style>
    <number:time-style style:name="N8126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7" number:language="ja" number:country="JP">
      <number:year number:style="long"/>
      <number:text>年</number:text>
      <number:month/>
      <number:text>月</number:text>
    </number:date-style>
    <number:date-style style:name="N8128" number:language="ja" number:country="JP">
      <number:month/>
      <number:text>月</number:text>
      <number:day/>
      <number:text>日</number:text>
    </number:date-style>
    <number:number-style style:name="N8130P0" style:volatile="true" number:language="ja" number:country="JP">
      <number:text>¥</number:text>
      <number:number number:decimal-places="0" number:min-integer-digits="1" number:grouping="true"/>
    </number:number-style>
    <number:number-style style:name="N8130" number:language="ja" number:country="JP">
      <number:text>-¥</number:text>
      <number:number number:decimal-places="0" number:min-integer-digits="1" number:grouping="true"/>
      <style:map style:condition="value()&gt;=0" style:apply-style-name="N8130P0"/>
    </number:number-style>
    <number:number-style style:name="N8131P0" style:volatile="true" number:language="ja" number:country="JP">
      <number:text>¥</number:text>
      <number:number number:decimal-places="0" number:min-integer-digits="1" number:grouping="true"/>
    </number:number-style>
    <number:number-style style:name="N813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31P0"/>
    </number:number-style>
    <number:number-style style:name="N8133P0" style:volatile="true" number:language="ja" number:country="JP">
      <number:text>¥</number:text>
      <number:number number:decimal-places="2" number:min-integer-digits="1" number:grouping="true"/>
    </number:number-style>
    <number:number-style style:name="N8133" number:language="ja" number:country="JP">
      <number:text>-¥</number:text>
      <number:number number:decimal-places="2" number:min-integer-digits="1" number:grouping="true"/>
      <style:map style:condition="value()&gt;=0" style:apply-style-name="N8133P0"/>
    </number:number-style>
    <number:number-style style:name="N8134P0" style:volatile="true" number:language="ja" number:country="JP">
      <number:text>¥</number:text>
      <number:number number:decimal-places="2" number:min-integer-digits="1" number:grouping="true"/>
    </number:number-style>
    <number:number-style style:name="N813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34P0"/>
    </number:number-style>
    <style:style style:name="Default" style:family="table-cell">
      <style:table-cell-properties style:rotation-align="none"/>
      <style:text-properties style:font-name="Arial Unicode MS"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04">2024/08/04</text:date>, <text:time>16:39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Takato Setsuo</dc:creator>
    <dc:date>2024-08-04T16:39:33</dc:date>
    <meta:editing-cycles>41</meta:editing-cycles>
    <meta:editing-duration>PT1H32M32S</meta:editing-duration>
    <meta:generator>OpenOffice/4.1.15$Unix OpenOffice.org_project/4115m2$Build-9813</meta:generator>
    <meta:document-statistic meta:table-count="1" meta:cell-count="560" meta:object-count="0"/>
  </office:meta>
</office:document-meta>
</file>